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84bb9" officeooo:paragraph-rsid="00084bb9"/>
    </style:style>
    <style:style style:name="P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/>
    </style:style>
    <style:style style:name="T1" style:family="text">
      <style:text-properties officeooo:rsid="00084d48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size="10pt" fo:language="en" fo:country="US" style:language-asian="zh" style:country-asian="CN" style:language-complex="hi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is is the </text:span><office:annotation loext:resolved="false"><dc:creator>Pranav Kant</dc:creator><dc:date>2017-01-25T22:57:26</dc:date><text:p text:style-name="P2"><text:span text:style-name="T2">Comment 1</text:span></text:p></office:annotation><text:span text:style-name="T1">f</text:span>irst <office:annotation office:name="__Annotation__2_1604596690" loext:resolved="false"><dc:creator>Pranav Kant</dc:creator><dc:date>2017-01-25T22:57:31</dc:date><text:p text:style-name="P2"><text:span text:style-name="T2">Comment 2</text:span></text:p></office:annotation>line<office:annotation-end office:name="__Annotation__2_1604596690"/><office:annotation loext:parent-name="__Annotation__2_1604596690" loext:resolved="false"><dc:creator>Pranav Kant</dc:creator><dc:date>2017-01-25T22:57:38</dc:date><text:p text:style-name="P2"><text:span text:style-name="T3">Reply to Comment 2</text:span></text:p></office:annotatio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7-31T10:20:40.078994861</meta:creation-date>
    <meta:generator>Collabora_OfficeDev/23.05.3.1$Linux_X86_64 LibreOffice_project/4befe81f0639fcb1f2f9e09bfcd80bca679bc46f</meta:generator>
    <dc:date>2023-09-05T11:26:25.434852751</dc:date>
    <meta:editing-duration>PT1M42S</meta:editing-duration>
    <meta:editing-cycles>8</meta:editing-cycles>
    <meta:document-statistic meta:table-count="0" meta:image-count="0" meta:object-count="0" meta:page-count="1" meta:paragraph-count="1" meta:word-count="5" meta:character-count="23" meta:non-whitespace-character-count="19"/>
  </office:meta>
</office:document-meta>
</file>